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7.437cm" loext:decorative="false"/>
    </style:style>
    <style:style style:name="gr2" style:family="graphic" style:parent-style-name="standard">
      <style:graphic-properties svg:stroke-color="#dee7e5" draw:fill-color="#b4c7dc" draw:textarea-horizontal-align="justify" draw:textarea-vertical-align="middle" draw:auto-grow-height="false" fo:min-height="1.021cm" fo:min-width="1.405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dee7e5" draw:fill="solid" draw:fill-color="#2a6099" draw:opacity="100%" draw:textarea-horizontal-align="justify" draw:textarea-vertical-align="middle" draw:auto-grow-height="false" fo:min-height="0.385cm" fo:min-width="1.405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5.465cm" fo:min-width="2.675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dee7e5" draw:fill="solid" draw:fill-color="#2a6099" draw:opacity="100%" draw:textarea-horizontal-align="justify" draw:textarea-vertical-align="middle" draw:auto-grow-height="false" fo:min-height="0.703cm" fo:min-width="1.405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069cm" loext:decorative="false"/>
      <style:paragraph-properties style:writing-mode="lr-tb"/>
    </style:style>
    <style:style style:name="gr9" style:family="graphic" style:parent-style-name="standard">
      <style:graphic-properties draw:textarea-vertical-align="middle" loext:decorative="false"/>
    </style:style>
    <style:style style:name="gr10" style:family="graphic" style:parent-style-name="standard">
      <style:graphic-properties svg:stroke-color="#dee7e5" draw:fill-color="#b4c7dc" draw:textarea-horizontal-align="justify" draw:textarea-vertical-align="middle" draw:auto-grow-height="false" fo:min-height="0.385cm" fo:min-width="0.135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4.83cm" fo:min-width="8.01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925cm" fo:min-width="3.945cm" loext:decorative="false"/>
    </style:style>
    <style:style style:name="gr13" style:family="graphic" style:parent-style-name="standard">
      <style:graphic-properties svg:stroke-color="#dee7e5" draw:fill-color="#b4c7dc"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656cm" fo:min-width="6.167cm" loext:decorative="false"/>
    </style:style>
    <style:style style:name="gr15" style:family="graphic" style:parent-style-name="standard">
      <style:graphic-properties svg:stroke-color="#dee7e5" draw:fill-color="#b4c7dc" draw:textarea-horizontal-align="justify" draw:textarea-vertical-align="middle" draw:auto-grow-height="false" fo:min-height="1.02cm" fo:min-width="3.945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dee7e5" draw:fill-color="#b4c7dc" draw:textarea-horizontal-align="justify" draw:textarea-vertical-align="middle" draw:auto-grow-height="false" fo:min-height="1.02cm" fo:min-width="3.905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dee7e5" draw:fill="solid" draw:fill-color="#2a6099" draw:opacity="100%" draw:textarea-horizontal-align="justify" draw:textarea-vertical-align="middle" draw:auto-grow-height="false" fo:min-height="2.926cm" fo:min-width="2.618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dee7e5" draw:fill-color="#b4c7dc" draw:textarea-horizontal-align="justify" draw:textarea-vertical-align="middle" draw:auto-grow-height="false" fo:min-height="1.02cm" fo:min-width="3.87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82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loext:graphic-properties draw:fill-color="#b4c7dc"/>
      <style:paragraph-properties fo:text-align="center" style:writing-mode="lr-tb"/>
      <style:text-properties fo:font-size="9pt" style:font-size-asian="9pt" style:font-size-complex="9pt"/>
    </style:style>
    <style:style style:name="P4" style:family="paragraph">
      <loext:graphic-properties draw:fill="solid" draw:fill-color="#2a6099" draw:opacity="100%"/>
      <style:paragraph-properties fo:text-align="center" style:writing-mode="lr-tb"/>
      <style:text-properties fo:font-size="9pt" style:font-size-asian="9pt" style:font-size-complex="9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Liberation Sans1" fo:font-size="9pt" style:font-name-asian="Liberation Mono" style:font-size-asian="9pt" style:font-name-complex="Liberation Mono" style:font-size-complex="9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style:paragraph-properties fo:text-align="start"/>
      <style:text-properties fo:font-size="7pt" style:font-size-asian="7pt" style:font-size-complex="7pt"/>
    </style:style>
    <style:style style:name="P10" style:family="paragraph">
      <loext:graphic-properties draw:fill-color="#b4c7dc"/>
      <style:paragraph-properties fo:text-align="start" style:writing-mode="lr-tb"/>
      <style:text-properties fo:font-size="7pt" style:font-size-asian="7pt" style:font-size-complex="7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ize="10.5pt" style:font-size-asian="10.5pt" style:font-size-complex="10.5pt"/>
    </style:style>
    <style:style style:name="P12" style:family="paragraph">
      <loext:graphic-properties draw:fill="solid" draw:fill-color="#2a6099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10.5pt" style:font-size-asian="10.5pt" style:font-size-complex="10.5pt"/>
    </style:style>
    <style:style style:name="P13" style:family="paragraph">
      <style:paragraph-properties fo:text-align="center"/>
      <style:text-properties fo:font-size="7pt" style:font-size-asian="7pt" style:font-size-complex="7pt"/>
    </style:style>
    <style:style style:name="P14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Liberation Sans1" fo:font-size="9pt" style:font-name-asian="Liberation Mono" style:font-size-asian="9pt" style:font-name-complex="Liberation Mono" style:font-size-complex="9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937cm" svg:height="2.54cm" svg:x="2.905cm" svg:y="4.4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1.905cm" svg:height="1.271cm" svg:x="8.937cm" svg:y="5.126cm">
          <text:p text:style-name="P2"><text:span text:style-name="T1">eth0</text:span><text:span text:style-name="T1"><text:line-break/></text:span><text:span text:style-name="T1">(10.0.1.2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905cm" svg:height="0.635cm" svg:x="5.762cm" svg:y="4.175cm">
          <text:p text:style-name="P2"><text:span text:style-name="T1">n1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715cm" svg:height="1.905cm" svg:x="2.905cm" svg:y="4.81cm">
          <draw:text-box>
            <text:p text:style-name="P5"><text:span text:style-name="T2">$ ffmpeg -re -stream_loop -1 -i motorway_lowres.mp4 -vcodec copy -acodec copy -f mpegts "udp://10.0.1.3:3434/live/stream"</text:span></text:p>
          </draw:text-box>
        </draw:frame>
        <draw:custom-shape draw:style-name="gr1" draw:text-style-name="P1" draw:layer="layout" svg:width="7.937cm" svg:height="2.54cm" svg:x="2.905cm" svg:y="7.6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1.905cm" svg:height="1.271cm" svg:x="8.937cm" svg:y="8.301cm">
          <text:p text:style-name="P2"><text:span text:style-name="T1">eth0</text:span><text:span text:style-name="T1"><text:line-break/></text:span><text:span text:style-name="T1">(10.0.1.3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905cm" svg:height="0.635cm" svg:x="5.762cm" svg:y="7.35cm">
          <text:p text:style-name="P2"><text:span text:style-name="T1">n2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5.715cm" svg:height="1.27cm" svg:x="2.905cm" svg:y="7.985cm">
          <draw:text-box>
            <text:p text:style-name="P5"><text:span text:style-name="T2">$ socat UDP-LISTEN:3434 UDP:10.0.1.1:3434</text:span></text:p>
          </draw:text-box>
        </draw:frame>
        <draw:custom-shape draw:style-name="gr6" draw:text-style-name="P8" draw:layer="layout" svg:width="3.175cm" svg:height="5.715cm" svg:x="11.795cm" svg:y="4.492cm">
          <text:p text:style-name="P7"><text:span text:style-name="T3">net1</text:span><text:span text:style-name="T3"><text:line-break/></text:span><text:span text:style-name="T3">(10.0.1.0/24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937cm" svg:height="2.54cm" svg:x="15.923cm" svg:y="6.1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1.905cm" svg:height="1.271cm" svg:x="15.922cm" svg:y="6.832cm">
          <text:p text:style-name="P2"><text:span text:style-name="T1">br-&lt;UUID&gt;</text:span><text:span text:style-name="T1"><text:line-break/></text:span><text:span text:style-name="T1">(10.0.1.1)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905cm" svg:height="0.953cm" svg:x="19.097cm" svg:y="5.562cm">
          <text:p text:style-name="P2"><text:span text:style-name="T1">Host Machine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5.715cm" svg:height="1.319cm" svg:x="18.145cm" svg:y="6.832cm">
          <draw:text-box>
            <text:p text:style-name="P5"><text:span text:style-name="T2">VLC Media Player</text:span><text:span text:style-name="T2"><text:line-break/></text:span><text:span text:style-name="T2">Open network stream:</text:span><text:span text:style-name="T2"><text:line-break/></text:span><text:span text:style-name="T2">udp://@10.0.1.1:3434/live/stream</text:span></text:p>
          </draw:text-box>
        </draw:frame>
        <draw:connector draw:style-name="gr9" draw:text-style-name="P1" draw:layer="layout" svg:x1="10.842cm" svg:y1="5.761cm" svg:x2="11.795cm" svg:y2="6.714cm" draw:start-shape="id1" draw:start-glue-point="1" draw:end-shape="id2" draw:end-glue-point="3" svg:d="M10842 5761h476v953h477" svg:viewBox="0 0 954 954">
          <text:p/>
        </draw:connector>
        <draw:connector draw:style-name="gr9" draw:text-style-name="P1" draw:layer="layout" svg:x1="10.842cm" svg:y1="8.936cm" svg:x2="11.795cm" svg:y2="8.302cm" draw:start-shape="id3" draw:start-glue-point="1" draw:end-shape="id4" draw:end-glue-point="3" svg:d="M10842 8936h476v-634h477" svg:viewBox="0 0 954 635">
          <text:p/>
        </draw:connector>
        <draw:custom-shape draw:style-name="gr10" draw:text-style-name="P3" xml:id="id2" draw:id="id2" draw:layer="layout" svg:width="0.635cm" svg:height="0.635cm" svg:x="11.795cm" svg:y="6.39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4" draw:id="id4" draw:layer="layout" svg:width="0.635cm" svg:height="0.635cm" svg:x="11.795cm" svg:y="7.98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5" draw:id="id5" draw:layer="layout" svg:width="0.635cm" svg:height="0.635cm" svg:x="14.335cm" svg:y="7.985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4.97cm" svg:y1="8.302cm" svg:x2="15.922cm" svg:y2="7.467cm" draw:start-shape="id5" draw:start-glue-point="1" draw:end-shape="id6" draw:end-glue-point="3" svg:d="M14970 8302h475v-835h477" svg:viewBox="0 0 953 836">
          <text:p/>
        </draw:connector>
      </draw:page>
      <draw:page draw:name="page2" draw:style-name="dp1" draw:master-page-name="Default">
        <draw:custom-shape draw:style-name="gr11" draw:text-style-name="P8" draw:layer="layout" svg:width="8.515cm" svg:height="5.08cm" svg:x="8.995cm" svg:y="5.127cm">
          <text:p text:style-name="P7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445cm" svg:height="3.175cm" svg:x="4.55cm" svg:y="6.11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128cm" svg:height="1.27cm" svg:x="4.867cm" svg:y="7.702cm">
          <text:p text:style-name="P9"><text:span text:style-name="T4">Iface name: <text:s/>br-&lt;uuid&gt;</text:span><text:span text:style-name="T4"><text:line-break/></text:span><text:span text:style-name="T4">IP addr: <text:s text:c="8"/>10.0.1.1</text:span></text:p>
          <text:p text:style-name="P9"><text:span text:style-name="T4">MAC addr: <text:s text:c="3"/>ea:49:a6:c9:a3:a8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905cm" svg:height="0.953cm" svg:x="6.137cm" svg:y="6.432cm">
          <text:p text:style-name="P2"><text:span text:style-name="T1">Host Machine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667cm" svg:height="1.906cm" svg:x="19.655cm" svg:y="5.4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905cm" svg:height="0.953cm" svg:x="24.1cm" svg:y="5.727cm">
          <text:p text:style-name="P2"><text:span text:style-name="T1">r1 contain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4.445cm" svg:height="1.27cm" svg:x="19.655cm" svg:y="5.727cm">
          <text:p text:style-name="P9"><text:span text:style-name="T4">Iface Name: <text:s/>eth0</text:span><text:span text:style-name="T4"><text:line-break/></text:span><text:span text:style-name="T4">IP addr: <text:s text:c="8"/>10.0.1.2</text:span></text:p>
          <text:p text:style-name="P9"><text:span text:style-name="T4">MAC addr: <text:s text:c="4"/>ee:85:ed:11:e8:51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8" draw:id="id8" draw:layer="layout" svg:width="4.445cm" svg:height="1.27cm" svg:x="19.655cm" svg:y="5.727cm">
          <text:p text:style-name="P9"><text:span text:style-name="T4">Iface name: <text:s/>eth0</text:span><text:span text:style-name="T4"><text:line-break/></text:span><text:span text:style-name="T4">IP addr: <text:s text:c="8"/>10.0.1.2</text:span></text:p>
          <text:p text:style-name="P9"><text:span text:style-name="T4">MAC addr: <text:s text:c="4"/>ee:85:ed:11:e8:51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xml:id="id7" draw:id="id7" draw:layer="layout" svg:width="4.405cm" svg:height="1.27cm" svg:x="13.105cm" svg:y="5.727cm">
          <text:p text:style-name="P9"><text:span text:style-name="T4">veth name: <text:s text:c="2"/>vethb7a34fb</text:span></text:p>
          <text:p text:style-name="P9"><text:span text:style-name="T4">MAC addr: <text:s text:c="3"/>d6:e0:99:b0:a1:33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3.118cm" svg:height="3.176cm" svg:x="9.312cm" svg:y="6.08cm">
          <text:p text:style-name="P11"><text:span text:style-name="T5">Linux Bridge</text:span></text:p>
          <text:p text:style-name="P11"><text:span text:style-name="T5">br-&lt;uuid&gt;</text:span><text:span text:style-name="T5"><text:line-break/></text:span><text:span text:style-name="T5"><text:line-break/></text:span><text:span text:style-name="T5">Docker Network</text:span></text:p>
          <text:p text:style-name="P11"><text:span text:style-name="T5">net1</text:span><text:span text:style-name="T5"><text:line-break/></text:span><text:span text:style-name="T5">(10.0.1.0/24)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xml:id="id9" draw:id="id9" draw:layer="layout" svg:width="4.37cm" svg:height="1.27cm" svg:x="13.14cm" svg:y="8.32cm">
          <text:p text:style-name="P9"><text:span text:style-name="T4">veth name: <text:s text:c="2"/>veth5626745</text:span></text:p>
          <text:p text:style-name="P9"><text:span text:style-name="T4">MAC addr: <text:s text:c="3"/>2e:7b:c9:bd:8d:51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667cm" svg:height="1.906cm" svg:x="19.733cm" svg:y="8.0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905cm" svg:height="0.953cm" svg:x="24.178cm" svg:y="8.32cm">
          <text:p text:style-name="P2"><text:span text:style-name="T1">r2 contain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4.445cm" svg:height="1.27cm" svg:x="19.733cm" svg:y="8.32cm">
          <text:p text:style-name="P9"><text:span text:style-name="T4">Iface Name: <text:s/>eth0</text:span><text:span text:style-name="T4"><text:line-break/></text:span><text:span text:style-name="T4">IP addr: <text:s text:c="8"/>10.0.1.2</text:span></text:p>
          <text:p text:style-name="P9"><text:span text:style-name="T4">MAC addr: <text:s text:c="4"/>ee:85:ed:11:e8:51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0" draw:id="id10" draw:layer="layout" svg:width="4.445cm" svg:height="1.27cm" svg:x="19.733cm" svg:y="8.32cm">
          <text:p text:style-name="P9"><text:span text:style-name="T4">Iface name: <text:s/>eth0</text:span><text:span text:style-name="T4"><text:line-break/></text:span><text:span text:style-name="T4">IP addr: <text:s text:c="8"/>10.0.1.3</text:span></text:p>
          <text:p><text:span text:style-name="T4">MAC addr: <text:s text:c="3"/>4a:5d:af:1d:07:c9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7.51cm" svg:y1="6.362cm" svg:x2="19.655cm" svg:y2="6.362cm" draw:start-shape="id7" draw:start-glue-point="1" draw:end-shape="id8" draw:end-glue-point="3" svg:d="M17510 6362h2145" svg:viewBox="0 0 2146 1">
          <text:p/>
        </draw:connector>
        <draw:connector draw:style-name="gr9" draw:text-style-name="P1" draw:layer="layout" svg:x1="17.51cm" svg:y1="8.955cm" svg:x2="19.733cm" svg:y2="8.955cm" draw:start-shape="id9" draw:start-glue-point="1" draw:end-shape="id10" draw:end-glue-point="3" svg:d="M17510 8955h2223" svg:viewBox="0 0 2224 1">
          <text:p/>
        </draw:connector>
        <draw:frame draw:style-name="gr19" draw:text-style-name="P14" draw:layer="layout" svg:width="1.905cm" svg:height="0.953cm" svg:x="17.727cm" svg:y="5.627cm">
          <draw:text-box>
            <text:p text:style-name="P13"><text:span text:style-name="T4">vethb7a34fb</text:span><text:span text:style-name="T4"><text:line-break/></text:span><text:span text:style-name="T4">link</text:span></text:p>
          </draw:text-box>
        </draw:frame>
        <draw:frame draw:style-name="gr20" draw:text-style-name="P14" draw:layer="layout" svg:width="2.005cm" svg:height="1.076cm" svg:x="17.745cm" svg:y="8.202cm">
          <draw:text-box>
            <text:p text:style-name="P13"><text:span text:style-name="T4">veth5626745</text:span><text:span text:style-name="T4"><text:line-break/></text:span><text:span text:style-name="T4">link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9:28:24.554334727</meta:creation-date>
    <dc:date>2025-06-09T20:43:54.046999614</dc:date>
    <meta:editing-duration>PT2H54M50S</meta:editing-duration>
    <meta:editing-cycles>14</meta:editing-cycles>
    <meta:generator>LibreOffice/24.2.7.2$Linux_X86_64 LibreOffice_project/420$Build-2</meta:generator>
    <meta:document-statistic meta:object-count="38"/>
  </office:meta>
</office:document-meta>
</file>